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368" officeooo:paragraph-rsid="000b7368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grid-column-start: 3</text:p>
      <text:p text:style-name="P1">2grid-column-start: 5</text:p>
      <text:p text:style-name="P1">3grid-column-end: 4;</text:p>
      <text:p text:style-name="P1">4grid-column-end: 2</text:p>
      <text:p text:style-name="P1">5grid-column-end: 5</text:p>
      <text:p text:style-name="P1">6grid-column-start: -3</text:p>
      <text:p text:style-name="P1">7grid-column-end: span 2</text:p>
      <text:p text:style-name="P1">8grid-column-end: span 5;</text:p>
      <text:p text:style-name="P1">9grid-column-start: 3</text:p>
      <text:p text:style-name="P1">10grid-column: 4 / 6;</text:p>
      <text:p text:style-name="P1">11grid-column: 2 / 5;</text:p>
      <text:p text:style-name="P1">12grid-column: 1; grid-row: 3</text:p>
      <text:p text:style-name="P1">13grid-column: 1; grid-row: 3 / 6</text:p>
      <text:p text:style-name="P1">14grid-column: 2; grid-row: 5</text:p>
      <text:p text:style-name="P1">15grid-column: 2/6; grid-row: 1/6</text:p>
      <text:p text:style-name="P1">16grid-column: 2/6; grid-row: 1/4</text:p>
      <text:p text:style-name="P1">17grid-column: 3/6; grid-row: 2/5<text:span text:style-name="T1"/>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4</text:p>
      <text:p text:style-name="P1">25</text:p>
      <text:p text:style-name="P1">26</text:p>
      <text:p text:style-name="P1">27</text:p>
      <text:p text:style-name="P1">28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8:13:16.311831389</meta:creation-date>
    <dc:date>2024-12-13T18:30:39.194677474</dc:date>
    <meta:editing-duration>PT7M21S</meta:editing-duration>
    <meta:editing-cycles>1</meta:editing-cycles>
    <meta:document-statistic meta:table-count="0" meta:image-count="0" meta:object-count="0" meta:page-count="1" meta:paragraph-count="28" meta:word-count="66" meta:character-count="447" meta:non-whitespace-character-count="409"/>
    <meta:generator>LibreOffice/24.2.7.2$Linux_X86_64 LibreOffice_project/420$Build-2</meta:generator>
  </office:meta>
</office:document-meta>
</file>